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fo:text-align="start" style:justify-single-word="false"/>
      <style:text-properties officeooo:rsid="001de8b2" officeooo:paragraph-rsid="001de8b2"/>
    </style:style>
    <style:style style:name="P2" style:family="paragraph" style:parent-style-name="Standard">
      <style:text-properties fo:font-weight="bold" officeooo:rsid="000e121b" officeooo:paragraph-rsid="000e121b" style:font-weight-asian="bold" style:font-weight-complex="bold"/>
    </style:style>
    <style:style style:name="P3" style:family="paragraph" style:parent-style-name="Standard">
      <style:text-properties fo:font-weight="bold" officeooo:rsid="0014ddca" officeooo:paragraph-rsid="0014ddca" style:font-weight-asian="bold" style:font-weight-complex="bold"/>
    </style:style>
    <style:style style:name="P4" style:family="paragraph" style:parent-style-name="Standard">
      <style:text-properties fo:font-weight="normal" officeooo:rsid="000e121b" officeooo:paragraph-rsid="000e121b" style:font-weight-asian="normal" style:font-weight-complex="normal"/>
    </style:style>
    <style:style style:name="P5" style:family="paragraph" style:parent-style-name="Text_20_body">
      <style:text-properties officeooo:rsid="0011eaab" officeooo:paragraph-rsid="0011eaab"/>
    </style:style>
    <style:style style:name="P6" style:family="paragraph" style:parent-style-name="Text_20_body">
      <style:text-properties officeooo:paragraph-rsid="0011eaab"/>
    </style:style>
    <style:style style:name="P7" style:family="paragraph" style:parent-style-name="Text_20_body">
      <style:text-properties officeooo:rsid="00136436" officeooo:paragraph-rsid="00136436"/>
    </style:style>
    <style:style style:name="P8" style:family="paragraph" style:parent-style-name="Text_20_body">
      <style:text-properties officeooo:rsid="0014ddca" officeooo:paragraph-rsid="0014ddca"/>
    </style:style>
    <style:style style:name="P9" style:family="paragraph" style:parent-style-name="Text_20_body">
      <style:text-properties officeooo:rsid="001507a1" officeooo:paragraph-rsid="001507a1"/>
    </style:style>
    <style:style style:name="P10" style:family="paragraph" style:parent-style-name="Text_20_body">
      <style:text-properties officeooo:rsid="00167a1a" officeooo:paragraph-rsid="00167a1a"/>
    </style:style>
    <style:style style:name="P11" style:family="paragraph" style:parent-style-name="Text_20_body">
      <style:text-properties officeooo:rsid="0018fe86" officeooo:paragraph-rsid="0018fe86"/>
    </style:style>
    <style:style style:name="P12" style:family="paragraph" style:parent-style-name="Text_20_body">
      <style:text-properties officeooo:rsid="001d4d90" officeooo:paragraph-rsid="001d4d90"/>
    </style:style>
    <style:style style:name="P13" style:family="paragraph" style:parent-style-name="Standard">
      <style:text-properties fo:font-weight="normal" officeooo:rsid="0014ddca" officeooo:paragraph-rsid="0014ddca" style:font-weight-asian="normal" style:font-weight-complex="normal"/>
    </style:style>
    <style:style style:name="P14" style:family="paragraph" style:parent-style-name="Heading_20_3">
      <style:text-properties officeooo:rsid="0011eaab" officeooo:paragraph-rsid="0011eaab"/>
    </style:style>
    <style:style style:name="T1" style:family="text">
      <style:text-properties fo:font-weight="normal" style:font-weight-asian="normal" style:font-weight-complex="normal"/>
    </style:style>
    <style:style style:name="T2" style:family="text">
      <style:text-properties fo:font-weight="normal" officeooo:rsid="00167a1a" style:font-weight-asian="normal" style:font-weight-complex="normal"/>
    </style:style>
    <style:style style:name="T3" style:family="text">
      <style:text-properties fo:font-weight="normal" officeooo:rsid="0017c4ea" style:font-weight-asian="normal" style:font-weight-complex="normal"/>
    </style:style>
    <style:style style:name="T4" style:family="text">
      <style:text-properties fo:font-weight="normal" officeooo:rsid="001fdb8e" style:font-weight-asian="normal" style:font-weight-complex="normal"/>
    </style:style>
    <style:style style:name="T5" style:family="text">
      <style:text-properties fo:font-weight="normal" officeooo:rsid="00203eb8"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03eb8" style:font-weight-asian="bold" style:font-weight-complex="bold"/>
    </style:style>
    <style:style style:name="T8" style:family="text">
      <style:text-properties officeooo:rsid="000f2a48"/>
    </style:style>
    <style:style style:name="T9" style:family="text">
      <style:text-properties officeooo:rsid="001a63c7"/>
    </style:style>
    <style:style style:name="T10" style:family="text">
      <style:text-properties officeooo:rsid="001d24d1"/>
    </style:style>
    <style:style style:name="T11" style:family="text">
      <style:text-properties officeooo:rsid="00203e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text:span text:style-name="T1">:</text:span></text:h>
      <text:p text:style-name="P4">In this practical we had to make a build order optimiser for the video game Starcraft 2: Heart of the Swarm. The goal is to be able to enter any amount of units into the program and it should find the faster build order in which those number of units will be met. <text:span text:style-name="T8">The extensions we have implemented are: Supply, chronoboost, warp gate, upgrades, extra bases/resource depletion, special units and GUI.</text:span></text:p>
      <text:p text:style-name="P2"/>
      <text:h text:style-name="Heading_20_2" text:outline-level="2">Design:</text:h>
      <text:h text:style-name="P14" text:outline-level="3">Search tree algorithm:</text:h>
      <text:p text:style-name="P6"/>
      <text:p text:style-name="P6"/>
      <text:h text:style-name="P14" text:outline-level="3">Data:</text:h>
      <text:p text:style-name="P7">To represent all the data of the many units and their resource costs, we use a class called <text:span text:style-name="T6">UnitData</text:span><text:span text:style-name="T1"> which stores strings as the names of the units and doubles as their resource costs. To make sure everything is consistent, the spelling of the names matter as we also use the same string names for values such as dependencies and where the unit is built from. Supply cost is an integer and not a double because we don't have decimals in supply for the game. The other resources are doubles as we calculate our mining income as a double. </text:span></text:p>
      <text:p text:style-name="P6"/>
      <text:p text:style-name="P8">The <text:span text:style-name="T6">Datasheet</text:span><text:span text:style-name="T1"> class is where all the unit names and costs go. It also holds most of the constants in the game, such as the resource mining rate and maximum supply. </text:span></text:p>
      <text:h text:style-name="P14" text:outline-level="3">Supply:</text:h>
      <text:p text:style-name="P9">For supply, we have it as one of the resources in the <text:span text:style-name="T6">Datasheet </text:span><text:span text:style-name="T1">and </text:span><text:span text:style-name="T6">UnitData</text:span><text:span text:style-name="T1">. If the supply is equal to the supply cap then units that cost supply cannot be made. This check happens when the unit is queued to be built as it would in the real game </text:span><text:span text:style-name="T2">instead of when the unit is actually made. This prevents new units to be added to the build queue when the game is supply blocked. </text:span><text:span text:style-name="T3">Being supply blocked is bad and makes a build less optimised because there will be a period of time when being supply blocked where no new units can be made but resources are still being gathered. This can lead to situations where we have enough resources to complete the goal but we are not using the time efficiently. </text:span></text:p>
      <text:p text:style-name="P10">To increase the supply cap, pylons or nexi must be constructed. We have a few methods to try and predict when to build another pylon to increase the cap. We also make sure not to build too many pylons as it would be a waste of resources. For example we check the total supply of all the units required in the goal and if we don't need to go past that number then we don't build extra pylons. <text:span text:style-name="T10">There is a hard supply cap in the game of 200 so we cannot go past this supply limit even if we build more pylons. </text:span></text:p>
      <text:p text:style-name="P5"><text:soft-page-break/></text:p>
      <text:h text:style-name="P14" text:outline-level="3">Chronoboost:</text:h>
      <text:p text:style-name="P6"/>
      <text:p text:style-name="P6"/>
      <text:h text:style-name="P14" text:outline-level="3">Warp Gate:</text:h>
      <text:p text:style-name="P12">Warp Gate is one of the upgrades that can be researched that can make Gateways become Warpgates. As Warpgates, instead of building a unit, it warps in a unit and has a cooldown depending on what unit was warped in. The cooldown can be Chronoboosted to cooldown faster. For this we had to use a new structure to store the cooldowns of the Gateway units <text:span text:style-name="T11">in </text:span><text:span text:style-name="T7">Datasheet</text:span><text:span text:style-name="T5"> called </text:span><text:span text:style-name="T7">warpgateCooldowns</text:span> and use a different build called <text:span text:style-name="T6">WarpgateBuild</text:span><text:span text:style-name="T1">. </text:span><text:span text:style-name="T4">As Warpgate greatly increases the speed at which units can be made, we had to make new checks on all the heuristics depending if we are using Warpgate or not. We also have a check to see if we should research Warpgate even if it's not in the goal as it decreases our buil</text:span><text:span text:style-name="T5">d</text:span><text:span text:style-name="T4"> time significantly. </text:span></text:p>
      <text:p text:style-name="P6"/>
      <text:h text:style-name="P14" text:outline-level="3">Upgrades:</text:h>
      <text:p text:style-name="P6"/>
      <text:p text:style-name="P6"/>
      <text:h text:style-name="P14" text:outline-level="3">Extra bases/resource depletion:</text:h>
      <text:p text:style-name="P11">Every nexus is built at a base with a limited number of resources. Although a single goal is not likely to use all the resources from one base, it could happen. Another base also increases the mineral and gas income as more probes can be mining at the same time on more resource patches. </text:p>
      <text:p text:style-name="P11">For resource depletion, it is simply done when resources are added from the income. When we add resources to the bank, we also take it away from the resources in the base. <text:span text:style-name="T9">The totalMinerals and totalGas are the amounts of resources that belong to the base while minerals and gas are the resources we currently have in the bank. </text:span></text:p>
      <text:p text:style-name="P6"/>
      <text:h text:style-name="P14" text:outline-level="3">Special units:</text:h>
      <text:p text:style-name="P6"/>
      <text:p text:style-name="P6"/>
      <text:h text:style-name="P14" text:outline-level="3">GUI:</text:h>
      <text:p text:style-name="P6"/>
      <text:p text:style-name="P6"/>
      <text:p text:style-name="P6"><text:soft-page-break/></text:p>
      <text:p text:style-name="P2"/>
      <text:p text:style-name="P2"/>
      <text:h text:style-name="Heading_20_2" text:outline-level="2">Testing:</text:h>
      <text:p text:style-name="Text_20_body"/>
      <text:p text:style-name="P2"/>
      <text:p text:style-name="P2"/>
      <text:p text:style-name="P2"/>
      <text:h text:style-name="Heading_20_2" text:outline-level="2">Evaluation:</text:h>
      <text:p text:style-name="P2"/>
      <text:p text:style-name="P2"/>
      <text:h text:style-name="Heading_20_2" text:outline-level="2">Conclusion:</text:h>
      <text:p text:style-name="P2"/>
      <text:p text:style-name="P2"/>
      <text:p text:style-name="P2"/>
      <text:h text:style-name="Heading_20_2" text:outline-level="2">Sample output:</text:h>
      <text:p text:style-name="P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1de8b2" officeooo:paragraph-rsid="001de8b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40011146 140000346 CS100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3-30T15:26:51.877245874</meta:creation-date>
    <meta:generator>LibreOffice/4.2.5.2$Linux_X86_64 LibreOffice_project/420$Build-2</meta:generator>
    <dc:date>2015-04-01T16:48:10.747556114</dc:date>
    <dc:creator>sy35 </dc:creator>
    <meta:editing-duration>PT1H20M11S</meta:editing-duration>
    <meta:editing-cycles>16</meta:editing-cycles>
    <meta:document-statistic meta:table-count="0" meta:image-count="0" meta:object-count="0" meta:page-count="3" meta:paragraph-count="24" meta:word-count="707" meta:character-count="3853" meta:non-whitespace-character-count="3163"/>
  </office:meta>
</office:document-meta>
</file>